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top" draw:auto-grow-height="false"/>
    </style:style>
    <style:style style:name="gr3" style:family="graphic" style:parent-style-name="standard">
      <style:graphic-properties draw:fill-color="#cc66ff" draw:textarea-horizontal-align="justify" draw:textarea-vertical-align="top" draw:auto-grow-height="false"/>
    </style:style>
    <style:style style:name="gr4" style:family="graphic" style:parent-style-name="standard">
      <style:graphic-properties draw:marker-end="Arrow" draw:fill-color="#3399ff" draw:textarea-horizontal-align="justify" draw:textarea-vertical-align="top" draw:auto-grow-height="false"/>
    </style:style>
    <style:style style:name="gr5" style:family="graphic" style:parent-style-name="standard">
      <style:graphic-properties draw:fill-color="#00cccc" draw:textarea-horizontal-align="justify" draw:textarea-vertical-align="top" draw:auto-grow-height="false"/>
    </style:style>
    <style:style style:name="gr6" style:family="graphic" style:parent-style-name="standard">
      <style:graphic-properties draw:marker-end="" draw:textarea-vertical-align="middle"/>
    </style:style>
    <style:style style:name="gr7" style:family="graphic" style:parent-style-name="standard">
      <style:graphic-properties draw:fill-color="#eeeeee" draw:textarea-horizontal-align="justify" draw:textarea-vertical-align="top" draw:auto-grow-height="false"/>
    </style:style>
    <style:style style:name="gr8" style:family="graphic" style:parent-style-name="standard">
      <style:graphic-properties draw:marker-end="Arrow" draw:fill-color="#00cc33" draw:textarea-horizontal-align="justify" draw:textarea-vertical-align="top" draw:auto-grow-height="fals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fill-color="#ff6666" draw:textarea-horizontal-align="justify" draw:textarea-vertical-align="top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45cm"/>
    </style:style>
    <style:style style:name="gr14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style:font-size-asian="20pt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>
          <draw:text-box>
            <text:p>モデルとか機体の構成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custom-shape draw:style-name="gr2" draw:text-style-name="P1" draw:layer="layout" svg:width="11.6cm" svg:height="17.8cm" svg:x="1.6cm" svg:y="2cm">
          <text:p text:style-name="P1">Blender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5.4cm" svg:height="5.2cm" svg:x="3cm" svg:y="3.6cm">
          <text:p text:style-name="P1">Armature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5.2cm" svg:height="1.2cm" svg:x="4.2cm" svg:y="11.2cm">
          <text:p text:style-name="P1">Mes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4cm" svg:height="18cm" svg:x="15.2cm" svg:y="2cm">
          <text:p text:style-name="P1">Unity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2cm" svg:height="1.6cm" svg:x="3.6cm" svg:y="4.8cm">
          <text:p text:style-name="P1">Bone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7cm" svg:y1="8.8cm" svg:x2="6.8cm" svg:y2="11.2cm" draw:start-shape="id1" draw:end-shape="id2" draw:end-glue-point="0" svg:d="M5700 8800v1200h1100v1200" svg:viewBox="0 0 1101 2401">
          <text:p/>
        </draw:connector>
        <draw:custom-shape draw:style-name="gr7" draw:text-style-name="P1" draw:layer="layout" svg:width="10.2cm" svg:height="16.2cm" svg:x="15.8cm" svg:y="3.2cm">
          <text:p text:style-name="P1">ImportedFBX</text:p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5.2cm" svg:height="1.2cm" svg:x="3.8cm" svg:y="14.2cm">
          <text:p text:style-name="P1">Material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6.8cm" svg:y1="12.4cm" svg:x2="6.4cm" svg:y2="14.2cm" draw:start-shape="id2" draw:start-glue-point="2" draw:end-shape="id3" draw:end-glue-point="0" svg:d="M6800 12400v900h-400v900" svg:viewBox="0 0 401 1801">
          <text:p/>
        </draw:connector>
        <draw:custom-shape draw:style-name="gr5" draw:text-style-name="P1" xml:id="id5" draw:id="id5" draw:layer="layout" svg:width="6.2cm" svg:height="1cm" svg:x="16cm" svg:y="4.4cm">
          <text:p text:style-name="P1">Bone Game Object</text:p>
          <draw:enhanced-geometry svg:viewBox="0 0 21600 21600" draw:type="rectangle" draw:enhanced-path="M 0 0 L 21600 0 21600 21600 0 21600 0 0 Z N"/>
        </draw:custom-shape>
        <draw:custom-shape draw:style-name="gr10" draw:text-style-name="P1" xml:id="id4" draw:id="id4" draw:layer="layout" svg:width="4.8cm" svg:height="1.2cm" svg:x="7.8cm" svg:y="9.2cm">
          <text:p text:style-name="P1">Animation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4cm" svg:y1="6.2cm" svg:x2="10.2cm" svg:y2="9.2cm" draw:start-shape="id1" draw:end-shape="id4" draw:end-glue-point="0" svg:d="M8400 6200h1800v3000" svg:viewBox="0 0 1801 3001">
          <text:p/>
        </draw:connector>
        <draw:custom-shape draw:style-name="gr10" draw:text-style-name="P1" draw:layer="layout" svg:width="4.8cm" svg:height="1.2cm" svg:x="16.2cm" svg:y="9.6cm">
          <text:p text:style-name="P1">Animation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5.2cm" svg:height="1.2cm" svg:x="19.4cm" svg:y="7.2cm">
          <text:p text:style-name="P1">Mesh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9.1cm" svg:y1="5.4cm" svg:x2="22cm" svg:y2="7.2cm" draw:start-shape="id5" draw:end-shape="id6" draw:end-glue-point="0" svg:d="M19100 5400v900h2900v900" svg:viewBox="0 0 2901 1801">
          <text:p/>
        </draw:connector>
        <draw:custom-shape draw:style-name="gr8" draw:text-style-name="P1" xml:id="id8" draw:id="id8" draw:layer="layout" svg:width="5.2cm" svg:height="1.2cm" svg:x="18.8cm" svg:y="12.4cm">
          <text:p text:style-name="P1">Material</text:p>
          <draw:enhanced-geometry svg:viewBox="0 0 21600 21600" draw:type="rectangle" draw:enhanced-path="M 0 0 L 21600 0 21600 21600 0 21600 0 0 Z N"/>
        </draw:custom-shape>
        <draw:custom-shape draw:style-name="gr11" draw:text-style-name="P1" xml:id="id7" draw:id="id7" draw:layer="layout" svg:width="9cm" svg:height="1.6cm" svg:x="16.6cm" svg:y="15.8cm">
          <text:p text:style-name="P1">Skinned Mesh Compon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1" draw:layer="layout" svg:width="2cm" svg:height="1.4cm" svg:x="13.6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9" draw:text-style-name="P1" draw:layer="layout" draw:line-skew="0cm 2.1cm" svg:x1="24.6cm" svg:y1="7.8cm" svg:x2="21.1cm" svg:y2="15.8cm" draw:start-shape="id6" draw:start-glue-point="1" draw:end-shape="id7" draw:end-glue-point="4" svg:d="M24600 7800h501v6400h-4001v1600" svg:viewBox="0 0 4002 8001">
          <text:p/>
        </draw:connector>
        <draw:connector draw:style-name="gr9" draw:text-style-name="P1" draw:layer="layout" svg:x1="18.8cm" svg:y1="13cm" svg:x2="16.6cm" svg:y2="16.6cm" draw:start-shape="id8" draw:end-shape="id7" draw:end-glue-point="5" svg:d="M18800 13000h-2701v3600h501" svg:viewBox="0 0 2702 3601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custom-shape draw:style-name="gr7" draw:text-style-name="P1" draw:layer="layout" svg:width="10.6cm" svg:height="11.2cm" svg:x="15.4cm" svg:y="1.6cm">
          <text:p text:style-name="P1">Base Prefab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4cm" svg:height="1cm" svg:x="12.4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layer="layout" svg:width="3cm" svg:height="1.673cm" svg:x="12.2cm" svg:y="5cm">
          <draw:text-box>
            <text:p>Unpack &amp; Edit</text:p>
          </draw:text-box>
        </draw:frame>
        <draw:custom-shape draw:style-name="gr7" draw:text-style-name="P1" draw:layer="layout" svg:width="10.2cm" svg:height="14.4cm" svg:x="1.8cm" svg:y="1.4cm">
          <text:p text:style-name="P1">Imported FBX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6.2cm" svg:height="1cm" svg:x="2cm" svg:y="2.6cm">
          <text:p text:style-name="P1">Bone Game Object</text:p>
          <draw:enhanced-geometry svg:viewBox="0 0 21600 21600" draw:type="rectangle" draw:enhanced-path="M 0 0 L 21600 0 21600 21600 0 21600 0 0 Z N"/>
        </draw:custom-shape>
        <draw:custom-shape draw:style-name="gr10" draw:text-style-name="P1" xml:id="id10" draw:id="id10" draw:layer="layout" svg:width="4.8cm" svg:height="1.2cm" svg:x="2.2cm" svg:y="7.8cm">
          <text:p text:style-name="P1">Animation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5.1cm" svg:y1="3.6cm" svg:x2="4.6cm" svg:y2="7.8cm" draw:start-shape="id9" draw:start-glue-point="2" draw:end-shape="id10" draw:end-glue-point="0" svg:d="M5100 3600v2100h-500v2100" svg:viewBox="0 0 501 4201">
          <text:p/>
        </draw:connector>
        <draw:custom-shape draw:style-name="gr4" draw:text-style-name="P1" xml:id="id11" draw:id="id11" draw:layer="layout" svg:width="5.2cm" svg:height="1.2cm" svg:x="5.4cm" svg:y="5.4cm">
          <text:p text:style-name="P1">Mesh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5.1cm" svg:y1="3.6cm" svg:x2="8cm" svg:y2="5.4cm" draw:start-shape="id9" draw:end-shape="id11" draw:end-glue-point="0" svg:d="M5100 3600v900h2900v900" svg:viewBox="0 0 2901 1801">
          <text:p/>
        </draw:connector>
        <draw:custom-shape draw:style-name="gr8" draw:text-style-name="P1" xml:id="id16" draw:id="id16" draw:layer="layout" svg:width="5.2cm" svg:height="1.2cm" svg:x="4.8cm" svg:y="10.6cm">
          <text:p text:style-name="P1">Material</text:p>
          <draw:enhanced-geometry svg:viewBox="0 0 21600 21600" draw:type="rectangle" draw:enhanced-path="M 0 0 L 21600 0 21600 21600 0 21600 0 0 Z N"/>
        </draw:custom-shape>
        <draw:custom-shape draw:style-name="gr11" draw:text-style-name="P1" xml:id="id14" draw:id="id14" draw:layer="layout" svg:width="9cm" svg:height="1.6cm" svg:x="2.4cm" svg:y="12.8cm">
          <text:p text:style-name="P1">Skinned Mesh Compon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" xml:id="id15" draw:id="id15" draw:layer="layout" svg:width="9cm" svg:height="1.6cm" svg:x="16.2cm" svg:y="3cm">
          <text:p text:style-name="P1">Skinned Mesh Compon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" xml:id="id12" draw:id="id12" draw:layer="layout" svg:width="9cm" svg:height="1.6cm" svg:x="16.2cm" svg:y="5.8cm">
          <text:p text:style-name="P1">Animat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" xml:id="id13" draw:id="id13" draw:layer="layout" svg:width="9cm" svg:height="1.6cm" svg:x="15.6cm" svg:y="15.6cm">
          <text:p text:style-name="P1">Animation Controll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9" draw:text-style-name="P1" draw:layer="layout" svg:x1="20.7cm" svg:y1="7.4cm" svg:x2="20.1cm" svg:y2="15.6cm" draw:start-shape="id12" draw:start-glue-point="6" draw:end-shape="id13" draw:end-glue-point="4" svg:d="M20700 7400v4101h-600v4099" svg:viewBox="0 0 601 8201">
          <text:p/>
        </draw:connector>
        <draw:connector draw:style-name="gr9" draw:text-style-name="P1" draw:layer="layout" draw:line-skew="2.4cm" svg:x1="7cm" svg:y1="8.4cm" svg:x2="15.6cm" svg:y2="16.4cm" draw:start-shape="id10" draw:start-glue-point="1" draw:end-shape="id13" draw:end-glue-point="5" svg:d="M7000 8400h6700v8000h1900" svg:viewBox="0 0 8601 8001">
          <text:p/>
        </draw:connector>
        <draw:connector draw:style-name="gr9" draw:text-style-name="P1" draw:layer="layout" draw:line-skew="-0.302cm" svg:x1="11.4cm" svg:y1="13.6cm" svg:x2="10.6cm" svg:y2="6cm" draw:start-shape="id14" draw:start-glue-point="7" draw:end-shape="id11" draw:end-glue-point="1" svg:d="M11400 13600h200v-7600h-1000" svg:viewBox="0 0 1001 7601">
          <text:p/>
        </draw:connector>
        <draw:connector draw:style-name="gr9" draw:text-style-name="P1" draw:layer="layout" svg:x1="16.2cm" svg:y1="3.8cm" svg:x2="10.6cm" svg:y2="6cm" draw:start-shape="id15" draw:start-glue-point="5" draw:end-shape="id11" svg:d="M16200 3800h-2800v2200h-2800" svg:viewBox="0 0 5601 2201">
          <text:p/>
        </draw:connector>
        <draw:connector draw:style-name="gr9" draw:text-style-name="P1" draw:layer="layout" svg:x1="16.2cm" svg:y1="3.8cm" svg:x2="10cm" svg:y2="11.2cm" draw:start-shape="id15" draw:start-glue-point="5" draw:end-shape="id16" draw:end-glue-point="1" svg:d="M16200 3800h-3100v7400h-3100" svg:viewBox="0 0 6201 7401">
          <text:p/>
        </draw:connector>
        <draw:connector draw:style-name="gr9" draw:text-style-name="P1" draw:layer="layout" svg:x1="7.4cm" svg:y1="11.8cm" svg:x2="6.9cm" svg:y2="12.8cm" draw:start-shape="id16" draw:start-glue-point="2" draw:end-shape="id14" draw:end-glue-point="4" svg:d="M7400 11800v500h-500v500" svg:viewBox="0 0 501 1001">
          <text:p/>
        </draw:connector>
        <draw:frame draw:style-name="gr13" draw:layer="layout" svg:width="3cm" svg:height="2.867cm" svg:x="2cm" svg:y="9.127cm">
          <draw:text-box>
            <text:p>インポート設定もUnityが管理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custom-shape draw:style-name="gr7" draw:text-style-name="P1" draw:layer="layout" svg:width="11.6cm" svg:height="5.001cm" svg:x="1.6cm" svg:y="13.799cm">
          <text:p text:style-name="P1">Another FBX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6cm" svg:height="6.6cm" svg:x="2.8cm" svg:y="2cm">
          <text:p text:style-name="P1">Base Prefab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9cm" svg:height="1.6cm" svg:x="3.6cm" svg:y="3.4cm">
          <text:p text:style-name="P1">Skinned Mesh Compon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" xml:id="id17" draw:id="id17" draw:layer="layout" svg:width="9cm" svg:height="1.6cm" svg:x="3.6cm" svg:y="6.2cm">
          <text:p text:style-name="P1">Animat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" xml:id="id18" draw:id="id18" draw:layer="layout" svg:width="9cm" svg:height="1.6cm" svg:x="1.6cm" svg:y="10.2cm">
          <text:p text:style-name="P1">Animation Controll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9" draw:text-style-name="P1" draw:layer="layout" svg:x1="8.1cm" svg:y1="7.8cm" svg:x2="6.1cm" svg:y2="10.2cm" draw:start-shape="id17" draw:start-glue-point="6" draw:end-shape="id18" draw:end-glue-point="4" svg:d="M8100 7800v1201h-2000v1199" svg:viewBox="0 0 2001 2401">
          <text:p/>
        </draw:connector>
        <draw:custom-shape draw:style-name="gr7" draw:text-style-name="P1" draw:layer="layout" svg:width="10.6cm" svg:height="12.8cm" svg:x="15.8cm" svg:y="2cm">
          <text:p text:style-name="P1">Prefab Variant</text:p>
          <draw:enhanced-geometry svg:viewBox="0 0 21600 21600" draw:type="rectangle" draw:enhanced-path="M 0 0 L 21600 0 21600 21600 0 21600 0 0 Z N"/>
        </draw:custom-shape>
        <draw:custom-shape draw:style-name="gr11" draw:text-style-name="P1" xml:id="id23" draw:id="id23" draw:layer="layout" svg:width="9cm" svg:height="1.6cm" svg:x="16.6cm" svg:y="3.4cm">
          <text:p text:style-name="P1">Skinned Mesh Compon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" xml:id="id19" draw:id="id19" draw:layer="layout" svg:width="9cm" svg:height="1.6cm" svg:x="16.6cm" svg:y="6.2cm">
          <text:p text:style-name="P1">Animat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" xml:id="id20" draw:id="id20" draw:layer="layout" svg:width="9cm" svg:height="1.6cm" svg:x="16.2cm" svg:y="16.4cm">
          <text:p text:style-name="P1">Animation Controller2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9" draw:text-style-name="P1" draw:layer="layout" svg:x1="21.1cm" svg:y1="7.8cm" svg:x2="20.7cm" svg:y2="16.4cm" draw:start-shape="id19" draw:start-glue-point="6" draw:end-shape="id20" draw:end-glue-point="4" svg:d="M21100 7800v4301h-400v4299" svg:viewBox="0 0 401 8601">
          <text:p/>
        </draw:connector>
        <draw:custom-shape draw:style-name="gr12" draw:text-style-name="P1" draw:layer="layout" svg:width="1.8cm" svg:height="1.2cm" svg:x="13.6cm" svg:y="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layer="layout" svg:width="2cm" svg:height="1.673cm" svg:x="13.6cm" svg:y="5.127cm">
          <draw:text-box>
            <text:p>Derived</text:p>
          </draw:text-box>
        </draw:frame>
        <draw:custom-shape draw:style-name="gr8" draw:text-style-name="P1" xml:id="id24" draw:id="id24" draw:layer="layout" svg:width="5.2cm" svg:height="1.2cm" svg:x="7.6cm" svg:y="15cm">
          <text:p text:style-name="P1">Material</text:p>
          <draw:enhanced-geometry svg:viewBox="0 0 21600 21600" draw:type="rectangle" draw:enhanced-path="M 0 0 L 21600 0 21600 21600 0 21600 0 0 Z N"/>
        </draw:custom-shape>
        <draw:custom-shape draw:style-name="gr4" draw:text-style-name="P1" xml:id="id22" draw:id="id22" draw:layer="layout" svg:width="5.2cm" svg:height="1.2cm" svg:x="2cm" svg:y="15cm">
          <text:p text:style-name="P1">Mesh</text:p>
          <draw:enhanced-geometry svg:viewBox="0 0 21600 21600" draw:type="rectangle" draw:enhanced-path="M 0 0 L 21600 0 21600 21600 0 21600 0 0 Z N"/>
        </draw:custom-shape>
        <draw:custom-shape draw:style-name="gr10" draw:text-style-name="P1" xml:id="id21" draw:id="id21" draw:layer="layout" svg:width="4.8cm" svg:height="1.2cm" svg:x="2.6cm" svg:y="16.8cm">
          <text:p text:style-name="P1">Animation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7.4cm" svg:y1="17.4cm" svg:x2="16.2cm" svg:y2="17.2cm" draw:start-shape="id21" draw:start-glue-point="1" draw:end-shape="id20" draw:end-glue-point="5" svg:d="M7400 17400h4400v-200h4400" svg:viewBox="0 0 8801 201">
          <text:p/>
        </draw:connector>
        <draw:connector draw:style-name="gr9" draw:text-style-name="P1" draw:layer="layout" draw:line-skew="-0.201cm" svg:x1="4.6cm" svg:y1="15cm" svg:x2="25.6cm" svg:y2="4.2cm" draw:start-shape="id22" draw:start-glue-point="0" draw:end-shape="id23" draw:end-glue-point="7" svg:d="M4600 15000v-5200h21502v-5600h-502" svg:viewBox="0 0 21503 10801">
          <text:p/>
        </draw:connector>
        <draw:connector draw:style-name="gr9" draw:text-style-name="P1" draw:layer="layout" svg:x1="12.8cm" svg:y1="15.6cm" svg:x2="16.6cm" svg:y2="4.2cm" draw:start-shape="id24" draw:start-glue-point="1" draw:end-shape="id23" svg:d="M12800 15600h1900v-11400h1900" svg:viewBox="0 0 3801 11401">
          <text:p/>
        </draw:connector>
        <draw:frame draw:style-name="gr15" draw:layer="layout" svg:width="6.2cm" svg:height="2.232cm" svg:x="8.6cm" svg:y="17.698cm">
          <draw:text-box>
            <text:p>アニメーションは全部baseに入れた方がいいかも？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ベースPrefabを弄りたいとき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Blenderから、Robot1のメッシュとCollider全てとArmatureを選択してRobot_base.fbxにエクスポート</text:p>
                <text:list>
                  <text:list-item>
                    <text:p>将来的には、Robot1のメッシュ=Robot_baseじゃなくす予定</text:p>
                  </text:list-item>
                  <text:list-item>
                    <text:p/>
                  </text:list-item>
                </text:list>
              </text:list-item>
              <text:list-item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個別機体を弄りたいとき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機体のメッシュ<text:span text:style-name="T1">と</text:span><text:span text:style-name="T1">Armature</text:span>を機体別のfbxにエクスポート</text:p>
                <text:list>
                  <text:list-item>
                    <text:p>メッシュだけだと頂点ウェイトが入らないのか上手くいかない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1-06T17:28:11.240000000</meta:creation-date>
    <dc:date>2024-01-06T18:09:43.437000000</dc:date>
    <meta:editing-duration>PT10M29S</meta:editing-duration>
    <meta:editing-cycles>1</meta:editing-cycles>
    <meta:document-statistic meta:object-count="100"/>
    <meta:generator>LibreOffice/4.2.2.1$Windows_x86 LibreOffice_project/3be8cda0bddd8e430d8cda1ebfd581265cca5a0f</meta:generator>
  </office:meta>
</office:document-meta>
</file>